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Table1.Table1" style:family="table">
      <style:table-properties table:border-model="collapsing" table:align="left" style:width="7.135in" fo:text-align="center" style:vertical-align="baseline"/>
    </style:style>
    <style:style style:name="Table1.Cell1" style:family="table-cell">
      <style:table-cell-properties style:width="7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erif" style:font-family-asian="serif" style:font-family-complex="serif" fo:font-size="10.0pt" style:font-size-asian="10.0pt" style:font-size-complex="10.0pt" fo:color="#000000" fo:letter-spacing="0.0in"/>
    </style:style>
    <style:style style:name="P1" style:family="paragraph" style:parent-style-name="Standard" style:master-page-name="Mp-1-1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T1" style:family="text"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P2" style:family="paragraph" style:parent-style-name="Standard" style:master-page-name="Mp-1-1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weight="bold" style:font-weight-asian="bold" style:font-weight-complex="bold" fo:font-size="20.0pt" style:font-size-asian="20.0pt" style:font-size-complex="20.0pt" fo:color="#000000" fo:letter-spacing="0.0in"/>
    </style:style>
    <style:style style:name="Table2.Table2" style:family="table">
      <style:table-properties table:border-model="collapsing" table:align="left" style:width="7.135in" fo:text-align="center" style:vertical-align="baseline"/>
    </style:style>
    <style:style style:name="Table2.Cell2" style:family="table-cell">
      <style:table-cell-properties style:width="7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808080" fo:letter-spacing="0.0in"/>
    </style:style>
    <style:style style:name="P3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808080" fo:letter-spacing="0.0in"/>
    </style:style>
    <style:style style:name="T2" style:family="text">
      <style:text-properties fo:font-family="sans-serif" style:font-family-asian="sans-serif" style:font-family-complex="sans-serif" fo:font-size="10.0pt" style:font-size-asian="10.0pt" style:font-size-complex="10.0pt" fo:color="#808080" fo:letter-spacing="0.0in"/>
    </style:style>
    <style:style style:name="P4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erif" style:font-family-asian="serif" style:font-family-complex="serif" fo:font-size="10.0pt" style:font-size-asian="10.0pt" style:font-size-complex="10.0pt" fo:color="#808080" fo:letter-spacing="0.0in"/>
    </style:style>
    <style:style style:name="T3" style:family="text">
      <style:text-properties fo:font-family="serif" style:font-family-asian="serif" style:font-family-complex="serif" fo:font-size="10.0pt" style:font-size-asian="10.0pt" style:font-size-complex="10.0pt" fo:color="#808080" fo:letter-spacing="0.0in"/>
    </style:style>
    <style:style style:name="Table3.Table3" style:family="table">
      <style:table-properties table:border-model="collapsing" table:align="left" style:width="7.029in" fo:text-align="start" style:vertical-align="baseline"/>
    </style:style>
    <style:style style:name="Table3.Column1" style:family="table-column">
      <style:table-column-properties style:column-width="0.604in"/>
    </style:style>
    <style:style style:name="Table3.Column2" style:family="table-column">
      <style:table-column-properties style:column-width="0.614in"/>
    </style:style>
    <style:style style:name="Table3.Column3" style:family="table-column">
      <style:table-column-properties style:column-width="0.656in"/>
    </style:style>
    <style:style style:name="Table3.Column4" style:family="table-column">
      <style:table-column-properties style:column-width="1.635in"/>
    </style:style>
    <style:style style:name="Table3.Column5" style:family="table-column">
      <style:table-column-properties style:column-width="1.51in"/>
    </style:style>
    <style:style style:name="Table3.Column6" style:family="table-column">
      <style:table-column-properties style:column-width="0.979in"/>
    </style:style>
    <style:style style:name="Table3.Column7" style:family="table-column">
      <style:table-column-properties style:column-width="1.031in"/>
    </style:style>
    <style:style style:name="Table3.Row1" style:family="table-row">
      <style:table-row-properties style:min-row-height="0.563in"/>
    </style:style>
    <style:style style:name="Table3.Cell3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P5" style:family="paragraph" style:parent-style-name="Standard">
      <style:paragraph-properties fo:padding-bottom="0.0in" fo:padding-top="0.0in" fo:padding-left="0.0in" fo:padding-right="0.0in"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4" style:family="text"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4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5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6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7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8" style:family="table-cell">
      <style:table-cell-properties style:width="0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Cell9" style:family="table-cell">
      <style:table-cell-properties style:width="1.0in" style:text-align-source="fix" fo:border-bottom="0.031in solid #000000" fo:border-top="0.031in solid #000000" fo:border-left="0.031in solid #000000" fo:border-right="0.03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weight="bold" style:font-weight-asian="bold" style:font-weight-complex="bold" fo:font-size="10.0pt" style:font-size-asian="10.0pt" style:font-size-complex="10.0pt" fo:color="#000000" fo:letter-spacing="0.0in"/>
    </style:style>
    <style:style style:name="Table3.Row2" style:family="table-row">
      <style:table-row-properties style:min-row-height="0.375in"/>
    </style:style>
    <style:style style:name="Table3.Cell10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6" style:family="paragraph" style:parent-style-name="Standard">
      <style:paragraph-properties fo:padding-bottom="0.0in" fo:padding-top="0.0in" fo:padding-left="0.0in" fo:padding-right="0.208in"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5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1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7" style:family="paragraph" style:parent-style-name="Standard">
      <style:paragraph-properties fo:padding-bottom="0.0in" fo:padding-top="0.0in" fo:padding-left="0.0in" fo:padding-right="0.139in"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6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2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3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8" style:family="paragraph" style:parent-style-name="Standard">
      <style:paragraph-properties fo:padding-bottom="0.0in" fo:padding-top="0.0in" fo:padding-left="0.0in" fo:padding-right="0.0in"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7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4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P9" style:family="paragraph" style:parent-style-name="Standard">
      <style:paragraph-properties fo:padding-bottom="0.0in" fo:padding-top="0.0in" fo:padding-left="0.0in" fo:padding-right="0.0in" fo:text-align="start" style:vertical-align="baseline" fo:text-indent="0.0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8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3.Cell15" style:family="table-cell">
      <style:table-cell-properties style:width="0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6" style:family="table-cell">
      <style:table-cell-properties style:width="1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7" style:family="table-cell">
      <style:table-cell-properties style:width="0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8" style:family="table-cell">
      <style:table-cell-properties style:width="0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19" style:family="table-cell">
      <style:table-cell-properties style:width="0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20" style:family="table-cell">
      <style:table-cell-properties style:width="1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21" style:family="table-cell">
      <style:table-cell-properties style:width="1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22" style:family="table-cell">
      <style:table-cell-properties style:width="0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Table3.Cell23" style:family="table-cell">
      <style:table-cell-properties style:width="1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</office:automatic-styles>
  <office:body>
    <office:text>
      <table:table table:style-name="Table1.Table1">
        <table:table-column/>
        <table:table-row>
          <table:table-cell table:style-name="Table1.Cell1">
            <text:p text:style-name="P2"><text:span text:style-name="T1"><![CDATA[Local Government Directory]]></text:span></text:p>
          </table:table-cell>
        </table:table-row>
      </table:table>
      <table:table table:style-name="Table2.Table2">
        <table:table-column/>
        <table:table-row>
          <table:table-cell table:style-name="Table2.Cell2">
            <text:p text:style-name="P3"><text:span text:style-name="T2"><![CDATA[All Districts of Kerala(State Code:32) State]]></text:span></text:p>
          </table:table-cell>
        </table:table-row>
      </table:table>
      <text:p text:style-name="P4"/>
      <table:table table:style-name="Table3.Table3">
        <table:table-column table:style-name="Table3.Column1"/>
        <table:table-column table:style-name="Table3.Column2"/>
        <table:table-column table:style-name="Table3.Column3"/>
        <table:table-column table:style-name="Table3.Column4"/>
        <table:table-column table:style-name="Table3.Column5"/>
        <table:table-column table:style-name="Table3.Column6"/>
        <table:table-column table:style-name="Table3.Column7"/>
        <table:table-header-rows>
          <table:table-row table:style-name="Table3.Row1">
            <table:table-cell table:style-name="Table3.Cell3">
              <text:p text:style-name="P5"><text:bookmark text:name="__bookmark_2"/><text:span><![CDATA[S. No.]]></text:span></text:p>
            </table:table-cell>
            <table:table-cell table:style-name="Table3.Cell4">
              <text:p text:style-name="P5"><text:span><![CDATA[District Code]]></text:span></text:p>
            </table:table-cell>
            <table:table-cell table:style-name="Table3.Cell5">
              <text:p text:style-name="P5"><text:span><![CDATA[District Version]]></text:span></text:p>
            </table:table-cell>
            <table:table-cell table:style-name="Table3.Cell6">
              <text:p text:style-name="P5"><text:span><![CDATA[District Name]]></text:span></text:p>
              <text:p text:style-name="P5"><text:span><![CDATA[(In English)]]></text:span></text:p>
            </table:table-cell>
            <table:table-cell table:style-name="Table3.Cell7">
              <text:p text:style-name="P5"><text:span><![CDATA[District Name]]></text:span></text:p>
              <text:p text:style-name="P5"><text:span><![CDATA[(In Local)]]></text:span></text:p>
            </table:table-cell>
            <table:table-cell table:style-name="Table3.Cell8">
              <text:p text:style-name="P5"><text:span><![CDATA[  Census 2001 Code]]></text:span></text:p>
            </table:table-cell>
            <table:table-cell table:style-name="Table3.Cell9">
              <text:p text:style-name="P5"><text:span><![CDATA[Census 2011 Code]]></text:span></text:p>
            </table:table-cell>
          </table:table-row>
        </table:table-header-rows>
        <table:table-row table:style-name="Table3.Row2">
          <table:table-cell table:style-name="Table3.Cell10">
            <text:p text:style-name="P6"><text:span><![CDATA[1]]></text:span></text:p>
          </table:table-cell>
          <table:table-cell table:style-name="Table3.Cell11">
            <text:p text:style-name="P7"><text:span><![CDATA[554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Alappuzha]]></text:span></text:p>
          </table:table-cell>
          <table:table-cell table:style-name="Table3.Cell14">
            <text:p text:style-name="P9"><text:span><![CDATA[ആലപ്പുഴ]]></text:span></text:p>
          </table:table-cell>
          <table:table-cell table:style-name="Table3.Cell15">
            <text:p text:style-name="P6"><text:span><![CDATA[11]]></text:span></text:p>
          </table:table-cell>
          <table:table-cell table:style-name="Table3.Cell16">
            <text:p text:style-name="P6"><text:span><![CDATA[598]]></text:span></text:p>
          </table:table-cell>
        </table:table-row>
        <table:table-row table:style-name="Table3.Row2">
          <table:table-cell table:style-name="Table3.Cell10">
            <text:p text:style-name="P6"><text:span><![CDATA[2]]></text:span></text:p>
          </table:table-cell>
          <table:table-cell table:style-name="Table3.Cell11">
            <text:p text:style-name="P7"><text:span><![CDATA[555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Ernakulam]]></text:span></text:p>
          </table:table-cell>
          <table:table-cell table:style-name="Table3.Cell14">
            <text:p text:style-name="P9"><text:span><![CDATA[എറണാകുളം]]></text:span></text:p>
          </table:table-cell>
          <table:table-cell table:style-name="Table3.Cell15">
            <text:p text:style-name="P6"><text:span><![CDATA[08]]></text:span></text:p>
          </table:table-cell>
          <table:table-cell table:style-name="Table3.Cell16">
            <text:p text:style-name="P6"><text:span><![CDATA[595]]></text:span></text:p>
          </table:table-cell>
        </table:table-row>
        <table:table-row table:style-name="Table3.Row2">
          <table:table-cell table:style-name="Table3.Cell10">
            <text:p text:style-name="P6"><text:span><![CDATA[3]]></text:span></text:p>
          </table:table-cell>
          <table:table-cell table:style-name="Table3.Cell11">
            <text:p text:style-name="P7"><text:span><![CDATA[556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Idukki]]></text:span></text:p>
          </table:table-cell>
          <table:table-cell table:style-name="Table3.Cell14">
            <text:p text:style-name="P9"><text:span><![CDATA[ഇടുക്കി]]></text:span></text:p>
          </table:table-cell>
          <table:table-cell table:style-name="Table3.Cell15">
            <text:p text:style-name="P6"><text:span><![CDATA[09]]></text:span></text:p>
          </table:table-cell>
          <table:table-cell table:style-name="Table3.Cell16">
            <text:p text:style-name="P6"><text:span><![CDATA[596]]></text:span></text:p>
          </table:table-cell>
        </table:table-row>
        <table:table-row table:style-name="Table3.Row2">
          <table:table-cell table:style-name="Table3.Cell10">
            <text:p text:style-name="P6"><text:span><![CDATA[4]]></text:span></text:p>
          </table:table-cell>
          <table:table-cell table:style-name="Table3.Cell11">
            <text:p text:style-name="P7"><text:span><![CDATA[557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Kannur]]></text:span></text:p>
          </table:table-cell>
          <table:table-cell table:style-name="Table3.Cell14">
            <text:p text:style-name="P9"><text:span><![CDATA[കണ്ണൂര്‍]]></text:span></text:p>
          </table:table-cell>
          <table:table-cell table:style-name="Table3.Cell15">
            <text:p text:style-name="P6"><text:span><![CDATA[02]]></text:span></text:p>
          </table:table-cell>
          <table:table-cell table:style-name="Table3.Cell16">
            <text:p text:style-name="P6"><text:span><![CDATA[589]]></text:span></text:p>
          </table:table-cell>
        </table:table-row>
        <table:table-row table:style-name="Table3.Row2">
          <table:table-cell table:style-name="Table3.Cell10">
            <text:p text:style-name="P6"><text:span><![CDATA[5]]></text:span></text:p>
          </table:table-cell>
          <table:table-cell table:style-name="Table3.Cell11">
            <text:p text:style-name="P7"><text:span><![CDATA[558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Kasaragod]]></text:span></text:p>
          </table:table-cell>
          <table:table-cell table:style-name="Table3.Cell14">
            <text:p text:style-name="P9"><text:span><![CDATA[കാസര്‍കോഡ്]]></text:span></text:p>
          </table:table-cell>
          <table:table-cell table:style-name="Table3.Cell15">
            <text:p text:style-name="P6"><text:span><![CDATA[01]]></text:span></text:p>
          </table:table-cell>
          <table:table-cell table:style-name="Table3.Cell16">
            <text:p text:style-name="P6"><text:span><![CDATA[588]]></text:span></text:p>
          </table:table-cell>
        </table:table-row>
        <table:table-row table:style-name="Table3.Row2">
          <table:table-cell table:style-name="Table3.Cell10">
            <text:p text:style-name="P6"><text:span><![CDATA[6]]></text:span></text:p>
          </table:table-cell>
          <table:table-cell table:style-name="Table3.Cell11">
            <text:p text:style-name="P7"><text:span><![CDATA[559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Kollam]]></text:span></text:p>
          </table:table-cell>
          <table:table-cell table:style-name="Table3.Cell14">
            <text:p text:style-name="P9"><text:span><![CDATA[കൊല്ലം]]></text:span></text:p>
          </table:table-cell>
          <table:table-cell table:style-name="Table3.Cell15">
            <text:p text:style-name="P6"><text:span><![CDATA[13]]></text:span></text:p>
          </table:table-cell>
          <table:table-cell table:style-name="Table3.Cell16">
            <text:p text:style-name="P6"><text:span><![CDATA[600]]></text:span></text:p>
          </table:table-cell>
        </table:table-row>
        <table:table-row table:style-name="Table3.Row2">
          <table:table-cell table:style-name="Table3.Cell10">
            <text:p text:style-name="P6"><text:span><![CDATA[7]]></text:span></text:p>
          </table:table-cell>
          <table:table-cell table:style-name="Table3.Cell11">
            <text:p text:style-name="P7"><text:span><![CDATA[560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Kottayam]]></text:span></text:p>
          </table:table-cell>
          <table:table-cell table:style-name="Table3.Cell14">
            <text:p text:style-name="P9"><text:span><![CDATA[കോട്ടയം]]></text:span></text:p>
          </table:table-cell>
          <table:table-cell table:style-name="Table3.Cell15">
            <text:p text:style-name="P6"><text:span><![CDATA[10]]></text:span></text:p>
          </table:table-cell>
          <table:table-cell table:style-name="Table3.Cell16">
            <text:p text:style-name="P6"><text:span><![CDATA[597]]></text:span></text:p>
          </table:table-cell>
        </table:table-row>
        <table:table-row table:style-name="Table3.Row2">
          <table:table-cell table:style-name="Table3.Cell10">
            <text:p text:style-name="P6"><text:span><![CDATA[8]]></text:span></text:p>
          </table:table-cell>
          <table:table-cell table:style-name="Table3.Cell11">
            <text:p text:style-name="P7"><text:span><![CDATA[561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Kozhikode]]></text:span></text:p>
          </table:table-cell>
          <table:table-cell table:style-name="Table3.Cell14">
            <text:p text:style-name="P9"><text:span><![CDATA[കോഴിക്കോട്]]></text:span></text:p>
          </table:table-cell>
          <table:table-cell table:style-name="Table3.Cell15">
            <text:p text:style-name="P6"><text:span><![CDATA[04]]></text:span></text:p>
          </table:table-cell>
          <table:table-cell table:style-name="Table3.Cell16">
            <text:p text:style-name="P6"><text:span><![CDATA[591]]></text:span></text:p>
          </table:table-cell>
        </table:table-row>
        <table:table-row table:style-name="Table3.Row2">
          <table:table-cell table:style-name="Table3.Cell10">
            <text:p text:style-name="P6"><text:span><![CDATA[9]]></text:span></text:p>
          </table:table-cell>
          <table:table-cell table:style-name="Table3.Cell11">
            <text:p text:style-name="P7"><text:span><![CDATA[562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Malappuram]]></text:span></text:p>
          </table:table-cell>
          <table:table-cell table:style-name="Table3.Cell14">
            <text:p text:style-name="P9"><text:span><![CDATA[മലപ്പുറം]]></text:span></text:p>
          </table:table-cell>
          <table:table-cell table:style-name="Table3.Cell15">
            <text:p text:style-name="P6"><text:span><![CDATA[05]]></text:span></text:p>
          </table:table-cell>
          <table:table-cell table:style-name="Table3.Cell16">
            <text:p text:style-name="P6"><text:span><![CDATA[592]]></text:span></text:p>
          </table:table-cell>
        </table:table-row>
        <table:table-row table:style-name="Table3.Row2">
          <table:table-cell table:style-name="Table3.Cell10">
            <text:p text:style-name="P6"><text:span><![CDATA[10]]></text:span></text:p>
          </table:table-cell>
          <table:table-cell table:style-name="Table3.Cell11">
            <text:p text:style-name="P7"><text:span><![CDATA[563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Palakkad]]></text:span></text:p>
          </table:table-cell>
          <table:table-cell table:style-name="Table3.Cell14">
            <text:p text:style-name="P9"><text:span><![CDATA[പാലക്കാട്]]></text:span></text:p>
          </table:table-cell>
          <table:table-cell table:style-name="Table3.Cell15">
            <text:p text:style-name="P6"><text:span><![CDATA[06]]></text:span></text:p>
          </table:table-cell>
          <table:table-cell table:style-name="Table3.Cell16">
            <text:p text:style-name="P6"><text:span><![CDATA[593]]></text:span></text:p>
          </table:table-cell>
        </table:table-row>
        <table:table-row table:style-name="Table3.Row2">
          <table:table-cell table:style-name="Table3.Cell10">
            <text:p text:style-name="P6"><text:span><![CDATA[11]]></text:span></text:p>
          </table:table-cell>
          <table:table-cell table:style-name="Table3.Cell11">
            <text:p text:style-name="P7"><text:span><![CDATA[564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Pathanamthitta]]></text:span></text:p>
          </table:table-cell>
          <table:table-cell table:style-name="Table3.Cell14">
            <text:p text:style-name="P9"><text:span><![CDATA[പത്തനംതിട്ട]]></text:span></text:p>
          </table:table-cell>
          <table:table-cell table:style-name="Table3.Cell15">
            <text:p text:style-name="P6"><text:span><![CDATA[12]]></text:span></text:p>
          </table:table-cell>
          <table:table-cell table:style-name="Table3.Cell16">
            <text:p text:style-name="P6"><text:span><![CDATA[599]]></text:span></text:p>
          </table:table-cell>
        </table:table-row>
        <table:table-row table:style-name="Table3.Row2">
          <table:table-cell table:style-name="Table3.Cell10">
            <text:p text:style-name="P6"><text:span><![CDATA[12]]></text:span></text:p>
          </table:table-cell>
          <table:table-cell table:style-name="Table3.Cell11">
            <text:p text:style-name="P7"><text:span><![CDATA[565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Thiruvananthapuram]]></text:span></text:p>
          </table:table-cell>
          <table:table-cell table:style-name="Table3.Cell14">
            <text:p text:style-name="P9"><text:span><![CDATA[തിരുവനന്തപുരം]]></text:span></text:p>
          </table:table-cell>
          <table:table-cell table:style-name="Table3.Cell15">
            <text:p text:style-name="P6"><text:span><![CDATA[14]]></text:span></text:p>
          </table:table-cell>
          <table:table-cell table:style-name="Table3.Cell16">
            <text:p text:style-name="P6"><text:span><![CDATA[601]]></text:span></text:p>
          </table:table-cell>
        </table:table-row>
        <table:table-row table:style-name="Table3.Row2">
          <table:table-cell table:style-name="Table3.Cell10">
            <text:p text:style-name="P6"><text:span><![CDATA[13]]></text:span></text:p>
          </table:table-cell>
          <table:table-cell table:style-name="Table3.Cell11">
            <text:p text:style-name="P7"><text:span><![CDATA[566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Thrissur]]></text:span></text:p>
          </table:table-cell>
          <table:table-cell table:style-name="Table3.Cell14">
            <text:p text:style-name="P9"><text:span><![CDATA[തൃശ്ശൂര്‍]]></text:span></text:p>
          </table:table-cell>
          <table:table-cell table:style-name="Table3.Cell15">
            <text:p text:style-name="P6"><text:span><![CDATA[07]]></text:span></text:p>
          </table:table-cell>
          <table:table-cell table:style-name="Table3.Cell16">
            <text:p text:style-name="P6"><text:span><![CDATA[594]]></text:span></text:p>
          </table:table-cell>
        </table:table-row>
        <table:table-row table:style-name="Table3.Row2">
          <table:table-cell table:style-name="Table3.Cell10">
            <text:p text:style-name="P6"><text:span><![CDATA[14]]></text:span></text:p>
          </table:table-cell>
          <table:table-cell table:style-name="Table3.Cell11">
            <text:p text:style-name="P7"><text:span><![CDATA[567]]></text:span></text:p>
          </table:table-cell>
          <table:table-cell table:style-name="Table3.Cell12">
            <text:p text:style-name="P7"><text:span><![CDATA[1]]></text:span></text:p>
          </table:table-cell>
          <table:table-cell table:style-name="Table3.Cell13">
            <text:p text:style-name="P8"><text:span><![CDATA[Wayanad]]></text:span></text:p>
          </table:table-cell>
          <table:table-cell table:style-name="Table3.Cell14">
            <text:p text:style-name="P9"><text:span><![CDATA[വയനാട്]]></text:span></text:p>
          </table:table-cell>
          <table:table-cell table:style-name="Table3.Cell15">
            <text:p text:style-name="P6"><text:span><![CDATA[03]]></text:span></text:p>
          </table:table-cell>
          <table:table-cell table:style-name="Table3.Cell16">
            <text:p text:style-name="P6"><text:span><![CDATA[590]]></text:span></text:p>
          </table:table-cell>
        </table:table-row>
        <table:table-row>
          <table:table-cell table:style-name="Table3.Cell17">
            <text:p/>
          </table:table-cell>
          <table:table-cell table:style-name="Table3.Cell18">
            <text:p/>
          </table:table-cell>
          <table:table-cell table:style-name="Table3.Cell19">
            <text:p/>
          </table:table-cell>
          <table:table-cell table:style-name="Table3.Cell20">
            <text:p/>
          </table:table-cell>
          <table:table-cell table:style-name="Table3.Cell21">
            <text:p/>
          </table:table-cell>
          <table:table-cell table:style-name="Table3.Cell22">
            <text:p/>
          </table:table-cell>
          <table:table-cell table:style-name="Table3.Cell23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Hidden" style:family="paragraph">
      <style:paragraph-properties text:display="none"/>
    </style:style>
  </office:styles>
  <office:automatic-styles>
    <style:page-layout style:name="Global_Mpm1">
      <style:page-layout-properties fo:margin-bottom="0.25in" fo:margin-top="0.25in" fo:margin-left="0.688in" fo:margin-right="0.677in" style:print-orientation="auto" fo:page-width="8.5in" fo:page-height="11.0in" style:num-format="1" style:writing-mode="lr"/>
      <style:header-style>
        <style:header-footer-properties fo:min-height="0.5in"/>
      </style:header-style>
      <style:footer-style>
        <style:header-footer-properties fo:min-height="0in"/>
      </style:footer-style>
    </style:page-layout>
    <style:style style:name="Table4.Global_Table1" style:family="table">
      <style:table-properties table:border-model="collapsing" table:align="left" style:width="7.135in" fo:text-align="start" style:vertical-align="baseline"/>
    </style:style>
    <style:style style:name="Table4.Global_Cell1" style:family="table-cell">
      <style:table-cell-properties style:width="7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Global_P1" style:family="paragraph" style:parent-style-name="Standard">
      <style:paragraph-properties fo:padding-bottom="0.0in" fo:padding-top="0.0in" fo:padding-left="0.0in" fo:padding-right="0.0in" fo:text-align="start" style:vertical-align="baseline" fo:text-indent="0.0in"/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  <style:style style:name="Global_T1" style:family="text">
      <style:text-properties fo:font-family="sans-serif" style:font-family-asian="sans-serif" style:font-family-complex="sans-serif" fo:font-size="10.0pt" style:font-size-asian="10.0pt" style:font-size-complex="10.0pt" fo:color="#000000" fo:letter-spacing="0.0in"/>
    </style:style>
  </office:automatic-styles>
  <office:master-styles>
    <style:master-page style:name="Mp-1-1" style:display-name="Simple MasterPage" style:page-layout-name="Global_Mpm1">
      <style:header/>
      <style:footer>
        <table:table table:style-name="Table4.Global_Table1">
          <table:table-column/>
          <table:table-row>
            <table:table-cell table:style-name="Table4.Global_Cell1">
              <text:p text:style-name="Global_P1"><text:span text:style-name="Global_T1"><![CDATA[Jan 23, 2026 9:00 PM]]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dc:date>Jan 23, 2026 9:00 PM</dc:date>
  <meta:creation-date>Jan 23, 2026 9:00 PM</meta:creation-date>
  <meta:generator>BIRT/2.6</meta:generator>
</office:document-meta>
</file>